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" style:family="paragraph" style:parent-style-name="Standard" style:list-style-name="">
      <style:paragraph-properties fo:margin-left="0in" fo:margin-right="0in" fo:text-indent="0in" style:auto-text-indent="false" style:text-autospace="none"/>
    </style:style>
    <style:style style:name="P3" style:family="paragraph" style:parent-style-name="Standard" style:list-style-name="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4" style:family="paragraph" style:parent-style-name="Standard" style:list-style-name="">
      <style:paragraph-properties fo:margin-left="0in" fo:margin-right="0in" fo:margin-top="0in" fo:margin-bottom="0in" fo:text-indent="0in" style:auto-text-indent="false" style:text-autospace="none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10pt" style:text-underline-style="none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. Exec() - </text:span><text:span text:style-name="T2">completely replaces the current running process with program passed as an argument</text:span></text:p>
      <text:p text:style-name="P2"><text:span text:style-name="T1">b. Copy on Write – </text:span><text:span text:style-name="T2">optimization strategy - </text:span><text:span text:style-name="T6">fundamental idea is that if multiple callers ask for resources which are initially <text:tab/><text:tab/> <text:s text:c="7"/>indistinguishable, they can all be given pointers to the same resource </text:span></text:p>
      <text:p text:style-name="P2"><text:span text:style-name="T1">c. Allocator <text:s/>- <text:s/></text:span><text:span text:style-name="T6">Allocators handle all the requests for </text:span><text:a xlink:type="simple" xlink:href="http://en.wikipedia.org/wiki/Manual_memory_management"><text:span text:style-name="T6">allocation and deallocation</text:span></text:a><text:span text:style-name="T6"> of memory for a given container </text:span></text:p>
      <text:p text:style-name="P1">d. Internal fragmentation – <text:span text:style-name="T6">caused when payload is smaller than block size</text:span> </text:p>
      <text:p text:style-name="P3">e. External fragmentation <text:s/>- <text:span text:style-name="T6">when there is enough aggregate memory but no block large enough</text:span></text:p>
      <text:p text:style-name="P3"/>
      <text:p text:style-name="P3">2. How would a context switch between applications affect the memory subsystem’s performance?<text:line-break/><text:tab/><text:span text:style-name="T6">By completely flushing the TLB, we can prevent TLB entries from becoming invalid ( since virtual to physical <text:tab/>mapping is different)</text:span></text:p>
      <text:p text:style-name="P3"/>
      <text:p text:style-name="P3">3. Why is “demand paging” generally more efficient than loading an entire application into memory?<text:line-break/><text:tab/><text:span text:style-name="T6">Eventually it will keep the pages accessed the most, where as loading an entire application will result in many <text:tab/>misses.</text:span></text:p>
      <text:p text:style-name="P3"><text:span text:style-name="T6"/></text:p>
      <text:p text:style-name="P3">4. In our “fast file copy example”, how does it avoid copying data into ‘user space’, and why does this speed things up? <text:line-break/><text:tab/><text:line-break/></text:p>
      <text:p text:style-name="P3">5. Contrast and compare explicit vs. implicit memory allocation. <text:line-break/><text:tab/><text:span text:style-name="T6">Explicit – application allocates &amp; frees space (malloc and free)</text:span></text:p>
      <text:p text:style-name="P3"><text:span text:style-name="T6"><text:tab/>Implicit – application allocates but does not free ( garbage collection in java )</text:span><text:line-break/></text:p>
      <text:p text:style-name="P3">6. What affect would allowing allocators to reorder or buffer requests potentially have? <text:line-break/><text:tab/><text:span text:style-name="T6">Pointers directed towards malloc'd space may no longer point to the correct location if the buffer is compacted</text:span><text:line-break/></text:p>
      <text:p text:style-name="P4"><text:span text:style-name="T1">7. How would you implement the ability to move blocks once they’ve been allocated? (Hint – think early MacOS ‘handles’.) <text:line-break/><text:tab/></text:span><text:span text:style-name="T5">Mac OS supports a form of </text:span><text:a xlink:type="simple" xlink:href="http://www.memorymanagement.org/glossary/r.html#relocation">relocatable</text:a><text:span text:style-name="T5"> heap block, which is accessed indirectly via a </text:span><text:a xlink:type="simple" xlink:href="http://www.memorymanagement.org/glossary/h.html#handle">handle</text:a><text:span text:style-name="T5"> which points into a <text:tab/></text:span><text:span text:style-name="Emphasis"><text:span text:style-name="T5">master pointer</text:span></text:span><text:span text:style-name="T5"> block (a non-relocatable heap block). Heap blocks can optionally be relocatable, and relocatable <text:tab/>blocks can be locked. Relocatable blocks are compacted from time to time to avoid </text:span><text:a xlink:type="simple" xlink:href="http://www.memorymanagement.org/glossary/e.html#external.fragmentation">external fragmentation</text:a><text:span text:style-name="T5">. <text:tab/>Relocatable blocks can also be marked purgeable, which means the system may free them during </text:span><text:a xlink:type="simple" xlink:href="http://www.memorymanagement.org/glossary/c.html#compaction">compaction</text:a><text:span text:style-name="T5"> if <text:tab/>memory becomes low. </text:span><text:span text:style-name="T1"><text:line-break/></text:span></text:p>
      <text:p text:style-name="P3">8. Does padding for byte alignment comprise internal or external fragmentation? Why? <text:line-break/><text:tab/><text:span text:style-name="T6">Internal – bye padding leaves empty padding on each end.</text:span><text:line-break/></text:p>
      <text:p text:style-name="P3">9. Why can’t malloc use the same techniques we use for virtual address spaces?<text:line-break/><text:tab/><text:span text:style-name="T6">Because once we malloc something it is a fixed space we cant changes the allocated size</text:span><text:line-break/></text:p>
      <text:p text:style-name="P3">10. Compare and contrast immediate and deferred coalescing. How do these issues compare to Java/.Net garbage collection design issues? <text:line-break/><text:tab/><text:span text:style-name="T6">Deferred coalescing is delayed joining of free blocks, immediate joins them as soon as they're free.</text:span></text:p>
      <text:p text:style-name="P3"><text:span text:style-name="T6"><text:tab/>Since deferred waits until it has enough it will do them all at once, causing better performance however due to the <text:tab/>stipulations of block management delayed coalescing is not useable in a real-time situation.</text:span><text:line-break/></text:p>
      <text:p text:style-name="P3">11. Based on the design discussed in the course notes, what is the limiting factor on the size of request you can make to malloc?</text:p>
      <text:p text:style-name="Standard"><text:tab/>You're limited by how large of a contiguous block you can fi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1-01T17:34:50.04</meta:creation-date>
    <meta:document-statistic meta:table-count="0" meta:image-count="0" meta:object-count="0" meta:page-count="1" meta:paragraph-count="18" meta:word-count="501" meta:character-count="3109"/>
    <dc:date>2012-11-01T19:01:12.22</dc:date>
    <dc:creator>Andy Gregoire</dc:creator>
    <meta:editing-duration>PT10M21S</meta:editing-duration>
    <meta:editing-cycles>1</meta:editing-cycles>
    <meta:generator>OpenOffice.org/3.3$Win32 OpenOffice.org_project/330m20$Build-9567</meta:generator>
  </office:meta>
</office:document-meta>
</file>